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ému drahému spolužáku Kristiánu, sdíleči kamenů duše,</text:p>
      <text:p text:style-name="Normal">v tuto sváteční chvíli, kdy se srdce otevírají více než kdy jindy, chci ti vyjádřit, jak vzácné je pro mě naše neviditelné pouto. Tvá přítomnost v mém životě mi připomíná, že některé věci jsou předurčeny – jako náš vzájemný soulad, který, podobně jako archanděl Uriel, ztělesňuje pravdu a jasnozřivost. V každém momentu, kdy spolu sdílíme ticho nebo se smějeme, cítím, že naše kameny duše jsou ve skutečnosti jedním, celek plný světla a pravdy. Díky tobě se cítím chráněna před lžemi světa a zároveň inspirována vyjevit pravdu, která je zakotvena v našich srdcích. Na Valentýna si přeji, aby naší cestou vždy bylo světlo pravdy a jasný úsudek, vedené laskavou rukou Uriela.</text:p>
      <text:p text:style-name="Normal">S láskou a vděčností za každý společně sdílený okamžik, plníme svět pravdou naší existenc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